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B20000016B3CB73C4F474121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Default">
      <style:paragraph-properties fo:text-align="justify" style:justify-single-word="false"/>
    </style:style>
    <style:style style:name="P2" style:family="paragraph" style:parent-style-name="Default">
      <style:paragraph-properties fo:text-align="justify" style:justify-single-word="false">
        <style:tab-stops>
          <style:tab-stop style:position="6.059cm"/>
        </style:tab-stops>
      </style:paragraph-properties>
    </style:style>
    <style:style style:name="P3" style:family="paragraph" style:parent-style-name="Default">
      <style:paragraph-properties fo:text-align="justify" style:justify-single-word="false"/>
      <style:text-properties style:font-name="Cambria" fo:font-size="11pt" style:font-size-asian="11pt"/>
    </style:style>
    <style:style style:name="P4" style:family="paragraph" style:parent-style-name="Default">
      <style:paragraph-properties fo:text-align="justify" style:justify-single-word="false"/>
      <style:text-properties style:font-name="Cambria" fo:font-size="11pt" fo:font-weight="bold" style:font-size-asian="11pt" style:font-weight-asian="bold" style:font-size-complex="11pt"/>
    </style:style>
    <style:style style:name="P5" style:family="paragraph" style:parent-style-name="Default" style:list-style-name="WWNum15"/>
    <style:style style:name="P6" style:family="paragraph" style:parent-style-name="Default">
      <style:paragraph-properties fo:text-align="center" style:justify-single-word="false"/>
    </style:style>
    <style:style style:name="P7" style:family="paragraph" style:parent-style-name="List_20_Paragraph" style:list-style-name="WWNum8">
      <style:paragraph-properties fo:margin-left="0.63cm" fo:margin-top="0cm" fo:margin-bottom="0.353cm" style:contextual-spacing="true" fo:text-indent="-0.63cm" style:auto-text-indent="false"/>
    </style:style>
    <style:style style:name="P8" style:family="paragraph" style:parent-style-name="List_20_Paragraph" style:list-style-name="WWNum16">
      <style:paragraph-properties fo:margin-top="0cm" fo:margin-bottom="0.353cm" style:contextual-spacing="true" fo:line-height="115%"/>
    </style:style>
    <style:style style:name="P9" style:family="paragraph" style:parent-style-name="Standard">
      <style:paragraph-properties fo:text-align="center" style:justify-single-word="false"/>
    </style:style>
    <style:style style:name="P10" style:family="paragraph" style:parent-style-name="Standard">
      <loext:graphic-properties draw:fill="solid" draw:fill-color="#dbe5f1"/>
      <style:paragraph-properties fo:margin-top="0cm" fo:margin-bottom="0cm" style:contextual-spacing="false" fo:line-height="100%" fo:text-align="justify" style:justify-single-word="false" fo:background-color="#dbe5f1" fo:padding-left="0.141cm" fo:padding-right="0.141cm" fo:padding-top="0.035cm" fo:padding-bottom="0.035cm" fo:border="0.51pt solid #000000" style:shadow="none"/>
    </style:style>
    <style:style style:name="P11" style:family="paragraph" style:parent-style-name="Standard">
      <style:paragraph-properties fo:margin-top="0cm" fo:margin-bottom="0.212cm" style:contextual-spacing="false" fo:line-height="100%" fo:text-align="justify" style:justify-single-word="false"/>
    </style:style>
    <style:style style:name="P12" style:family="paragraph" style:parent-style-name="Standard">
      <style:paragraph-properties fo:margin-top="0cm" fo:margin-bottom="0cm" style:contextual-spacing="false" fo:line-height="100%" fo:text-align="center" style:justify-single-word="false"/>
    </style:style>
    <style:style style:name="P13" style:family="paragraph" style:parent-style-name="Standard">
      <style:paragraph-properties fo:margin-top="0cm" fo:margin-bottom="0cm" style:contextual-spacing="false" fo:line-height="100%" fo:text-align="justify" style:justify-single-word="false"/>
      <style:text-properties style:font-name="Cambria" fo:font-size="12pt" fo:font-weight="bold" style:font-size-asian="12pt" style:font-weight-asian="bold" style:font-name-complex="Arial2" style:font-size-complex="12pt"/>
    </style:style>
    <style:style style:name="P14" style:family="paragraph" style:parent-style-name="Standard">
      <style:paragraph-properties fo:margin-top="0cm" fo:margin-bottom="0cm" style:contextual-spacing="false" fo:line-height="100%" fo:text-align="center" style:justify-single-word="false"/>
      <style:text-properties style:font-name="Cambria" fo:font-size="12pt" fo:font-weight="bold" style:font-size-asian="12pt" style:font-weight-asian="bold" style:font-name-complex="Arial2" style:font-size-complex="12pt"/>
    </style:style>
    <style:style style:name="P15" style:family="paragraph" style:parent-style-name="Standard">
      <style:paragraph-properties fo:margin-top="0cm" fo:margin-bottom="0cm" style:contextual-spacing="false" fo:line-height="100%" fo:text-align="center" style:justify-single-word="false">
        <style:tab-stops>
          <style:tab-stop style:position="2.18cm"/>
        </style:tab-stops>
      </style:paragraph-properties>
      <style:text-properties style:font-name="Cambria"/>
    </style:style>
    <style:style style:name="P16" style:family="paragraph" style:parent-style-name="Standard">
      <style:paragraph-properties fo:margin-top="0cm" fo:margin-bottom="0.212cm" style:contextual-spacing="false" fo:line-height="100%" fo:text-align="justify" style:justify-single-word="false"/>
      <style:text-properties style:font-name="Cambria"/>
    </style:style>
    <style:style style:name="P17" style:family="paragraph" style:parent-style-name="Standard">
      <style:paragraph-properties fo:margin-top="0cm" fo:margin-bottom="0cm" style:contextual-spacing="false" fo:text-align="justify" style:justify-single-word="false">
        <style:tab-stops>
          <style:tab-stop style:position="2.18cm"/>
        </style:tab-stops>
      </style:paragraph-properties>
    </style:style>
    <style:style style:name="P18" style:family="paragraph" style:parent-style-name="Standard">
      <style:paragraph-properties fo:text-align="end" style:justify-single-word="false"/>
    </style:style>
    <style:style style:name="P19" style:family="paragraph">
      <loext:graphic-properties draw:fill="none"/>
      <style:text-properties fo:font-size="11pt"/>
    </style:style>
    <style:style style:name="P20" style:family="paragraph">
      <style:paragraph-properties fo:text-align="center"/>
    </style:style>
    <style:style style:name="P21" style:family="paragraph">
      <loext:graphic-properties draw:fill="solid" draw:fill-color="#f2f2f2"/>
      <style:paragraph-properties fo:text-align="center"/>
    </style:style>
    <style:style style:name="P22" style:family="paragraph">
      <loext:graphic-properties draw:fill="solid" draw:fill-color="#f2f2f2"/>
    </style:style>
    <style:style style:name="P23" style:family="paragraph">
      <style:paragraph-properties fo:text-align="start"/>
      <style:text-properties style:font-name="Times New Roman" fo:font-size="12pt"/>
    </style:style>
    <style:style style:name="P24" style:family="paragraph">
      <loext:graphic-properties draw:fill="none" draw:fill-color="#ffffff"/>
      <style:paragraph-properties fo:text-align="start"/>
      <style:text-properties style:font-name="Times New Roman" fo:font-size="12pt"/>
    </style:style>
    <style:style style:name="T1" style:family="text">
      <style:text-properties fo:color="#1f497d" loext:opacity="100%" style:font-name="Cambria" fo:font-size="18pt" style:font-size-asian="18pt" style:font-name-complex="Arial2" style:font-size-complex="12pt">
        <loext:char-complex-color loext:theme-type="dark2" loext:color-type="theme"/>
      </style:text-properties>
    </style:style>
    <style:style style:name="T2" style:family="text">
      <style:text-properties fo:color="#1f497d" loext:opacity="100%" style:font-name="Cambria" fo:font-size="12pt" fo:font-weight="bold" style:font-size-asian="12pt" style:font-weight-asian="bold" style:font-name-complex="Arial2" style:font-size-complex="12pt">
        <loext:char-complex-color loext:theme-type="dark2" loext:color-type="theme"/>
      </style:text-properties>
    </style:style>
    <style:style style:name="T3" style:family="text">
      <style:text-properties style:font-name="Cambria" fo:font-size="18pt" style:font-size-asian="18pt" style:font-name-complex="Arial2" style:font-size-complex="12pt"/>
    </style:style>
    <style:style style:name="T4" style:family="text">
      <style:text-properties style:font-name="Cambria" fo:font-size="12pt" style:font-size-asian="12pt" style:font-name-complex="Arial2" style:font-size-complex="12pt"/>
    </style:style>
    <style:style style:name="T5" style:family="text">
      <style:text-properties style:font-name="Cambria" fo:font-size="12pt" fo:font-weight="bold" style:font-size-asian="12pt" style:font-weight-asian="bold" style:font-name-complex="Arial2" style:font-size-complex="12pt"/>
    </style:style>
    <style:style style:name="T6" style:family="text">
      <style:text-properties style:font-name="Cambria" style:font-name-complex="Arial2"/>
    </style:style>
    <style:style style:name="T7" style:family="text">
      <style:text-properties style:font-name="Cambria" fo:font-style="italic" fo:font-weight="bold" style:font-style-asian="italic" style:font-weight-asian="bold" style:font-name-complex="Arial2" style:font-size-complex="12pt"/>
    </style:style>
    <style:style style:name="T8" style:family="text">
      <style:text-properties style:font-name="Cambria" fo:font-size="11pt" fo:font-weight="bold" style:font-size-asian="11pt" style:font-weight-asian="bold"/>
    </style:style>
    <style:style style:name="T9" style:family="text">
      <style:text-properties style:font-name="Cambria" fo:font-size="11pt" fo:font-weight="bold" style:font-size-asian="11pt" style:font-weight-asian="bold" style:font-size-complex="11pt"/>
    </style:style>
    <style:style style:name="T10" style:family="text">
      <style:text-properties style:font-name="Cambria" fo:font-size="11pt" style:font-size-asian="11pt" style:font-size-complex="11pt"/>
    </style:style>
    <style:style style:name="T11" style:family="text">
      <style:text-properties style:font-name="Cambria" fo:font-size="11pt" style:font-size-asian="11pt"/>
    </style:style>
    <style:style style:name="T12" style:family="text">
      <style:text-properties style:font-name="Cambria" fo:font-size="11pt" fo:font-style="italic" style:font-size-asian="11pt" style:font-style-asian="italic" style:font-size-complex="11pt"/>
    </style:style>
    <style:style style:name="T13" style:family="text">
      <style:text-properties style:font-name="Cambria" fo:font-size="11pt" fo:language="es" fo:country="ES" style:font-size-asian="11pt" style:font-size-complex="11pt"/>
    </style:style>
    <style:style style:name="T14" style:family="text">
      <style:text-properties style:font-name="Cambria"/>
    </style:style>
    <style:style style:name="T15" style:family="text">
      <style:text-properties style:font-name="Cambria" fo:font-weight="bold" style:font-weight-asian="bold"/>
    </style:style>
    <style:style style:name="T16" style:family="text">
      <style:text-properties style:font-name="Arial" fo:font-size="12pt" style:font-size-asian="12pt" style:font-name-complex="Arial2" style:font-size-complex="12pt"/>
    </style:style>
    <style:style style:name="T17" style:family="text">
      <style:text-properties fo:color="#000000" loext:opacity="100%" fo:font-size="10pt"/>
    </style:style>
    <style:style style:name="T18" style:family="text">
      <style:text-properties fo:color="#000000" loext:opacity="100%" fo:font-size="9pt"/>
    </style:style>
    <style:style style:name="T19" style:family="text">
      <style:text-properties fo:color="#000000" loext:opacity="100%" fo:font-size="8pt"/>
    </style:style>
    <style:style style:name="T20" style:family="text">
      <style:text-properties fo:color="#000000" loext:opacity="100%" style:font-name="Calibri" fo:font-size="11pt" style:font-name-asian="Times New Roman1" style:font-name-complex="F"/>
    </style:style>
    <style:style style:name="T21" style:family="text">
      <style:text-properties fo:color="#000000" loext:opacity="100%" style:font-name="Calibri" fo:font-size="7pt" style:font-name-asian="Times New Roman1" style:font-name-complex="F"/>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3.785cm" fo:min-width="13.035cm" fo:wrap-option="wrap" loext:decorative="false" style:run-through="background"/>
    </style:style>
    <style:style style:name="gr3" style:family="graphic">
      <style:graphic-properties loext:decorative="false" style:run-through="background"/>
    </style:style>
    <style:style style:name="gr4" style:family="graphic">
      <style:graphic-properties draw:stroke="solid" svg:stroke-width="0cm" svg:stroke-color="#f68c36" draw:stroke-linejoin="round" svg:stroke-linecap="butt" draw:fill="solid" draw:fill-color="#f2f2f2" draw:textarea-vertical-align="middle" draw:auto-grow-height="false" fo:min-height="0.723cm" fo:padding-top="0.127cm" fo:padding-bottom="0.127cm" fo:padding-left="0.254cm" fo:padding-right="0.254cm" fo:wrap-option="wrap" loext:decorative="false" style:run-through="background"/>
      <style:paragraph-properties style:writing-mode="lr-tb"/>
    </style:style>
    <style:style style:name="gr5" style:family="graphic">
      <style:graphic-properties draw:stroke="solid" svg:stroke-width="0cm" svg:stroke-color="#f68c36" draw:stroke-linejoin="round" svg:stroke-linecap="butt" draw:fill="solid" draw:fill-color="#f2f2f2" draw:textarea-vertical-align="middle" draw:auto-grow-height="false" fo:min-height="0.665cm" fo:padding-top="0.127cm" fo:padding-bottom="0.127cm" fo:padding-left="0.254cm" fo:padding-right="0.254cm" fo:wrap-option="wrap" loext:decorative="false" style:run-through="background"/>
      <style:paragraph-properties style:writing-mode="lr-tb"/>
    </style:style>
    <style:style style:name="gr6" style:family="graphic">
      <style:graphic-properties draw:stroke="solid" svg:stroke-width="0cm" svg:stroke-color="#f68c36" draw:stroke-linejoin="round" svg:stroke-linecap="butt" draw:fill="solid" draw:fill-color="#f2f2f2" draw:textarea-vertical-align="middle" draw:auto-grow-height="false" fo:min-height="1.997cm" fo:padding-top="0.127cm" fo:padding-bottom="0.127cm" fo:padding-left="0.254cm" fo:padding-right="0.254cm" fo:wrap-option="wrap" loext:decorative="false" style:run-through="background"/>
      <style:paragraph-properties style:writing-mode="lr-tb"/>
    </style:style>
    <style:style style:name="gr7" style:family="graphic">
      <style:graphic-properties draw:stroke="solid" svg:stroke-width="0cm" svg:stroke-color="#4579b8" draw:marker-end="msArrowOpenEnd_20_5_20_0" draw:marker-end-width="0.245cm" draw:marker-end-center="false" draw:stroke-linejoin="round" svg:stroke-linecap="butt" draw:fill="none" loext:fill-use-slide-background="false" draw:textarea-vertical-align="top" draw:auto-grow-height="false" fo:min-height="0cm" fo:min-width="0cm" fo:wrap-option="wrap" loext:decorative="false" style:run-through="background"/>
    </style:style>
    <style:style style:name="gr8" style:family="graphic">
      <style:graphic-properties draw:stroke="none" svg:stroke-width="0cm" draw:fill="none" draw:fill-color="#ffffff" loext:fill-use-slide-background="false" draw:textarea-vertical-align="top" draw:auto-grow-height="true" fo:min-height="0.474cm" fo:padding-top="0.127cm" fo:padding-bottom="0.127cm" fo:padding-left="0.254cm" fo:padding-right="0.254cm" fo:wrap-option="wrap" loext:decorative="false" style:run-through="background"/>
      <style:paragraph-properties style:writing-mode="lr-tb"/>
    </style:style>
    <style:style style:name="gr9" style:family="graphic">
      <style:graphic-properties draw:stroke="solid" svg:stroke-width="0cm" svg:stroke-color="#f68c36" draw:stroke-linejoin="round" svg:stroke-linecap="butt" draw:fill="solid" draw:fill-color="#f2f2f2" draw:textarea-vertical-align="middle" draw:auto-grow-height="false" fo:min-height="0.621cm" fo:padding-top="0.127cm" fo:padding-bottom="0.127cm" fo:padding-left="0.254cm" fo:padding-right="0.254cm" fo:wrap-option="wrap" loext:decorative="false" style:run-through="background"/>
      <style:paragraph-properties style:writing-mode="lr-tb"/>
    </style:style>
    <style:style style:name="gr10" style:family="graphic">
      <style:graphic-properties draw:stroke="solid" svg:stroke-width="0cm" svg:stroke-color="#f68c36" draw:stroke-linejoin="round" svg:stroke-linecap="butt" draw:fill="solid" draw:fill-color="#f2f2f2" draw:textarea-vertical-align="middle" draw:auto-grow-height="false" fo:min-height="1.212cm" fo:padding-top="0.127cm" fo:padding-bottom="0.127cm" fo:padding-left="0.254cm" fo:padding-right="0.254cm" fo:wrap-option="wrap" loext:decorative="false" style:run-through="background"/>
      <style:paragraph-properties style:writing-mode="lr-tb"/>
    </style:style>
    <style:style style:name="gr11" style:family="graphic">
      <style:graphic-properties draw:stroke="solid" svg:stroke-width="0cm" svg:stroke-color="#f68c36" draw:stroke-linejoin="round" svg:stroke-linecap="butt" draw:fill="solid" draw:fill-color="#f2f2f2" draw:textarea-vertical-align="middle" draw:auto-grow-height="false" fo:min-height="1.616cm" fo:padding-top="0.127cm" fo:padding-bottom="0.127cm" fo:padding-left="0.254cm" fo:padding-right="0.254cm" fo:wrap-option="wrap" loext:decorative="false" style:run-through="background"/>
      <style:paragraph-properties style:writing-mode="lr-tb"/>
    </style:style>
    <style:style style:name="gr12" style:family="graphic">
      <style:graphic-properties draw:stroke="none" svg:stroke-width="0cm" draw:fill="none" draw:fill-color="#ffffff" loext:fill-use-slide-background="false" draw:textarea-vertical-align="top" draw:auto-grow-height="true" fo:min-height="0.302cm" fo:padding-top="0.127cm" fo:padding-bottom="0.127cm" fo:padding-left="0.254cm" fo:padding-right="0.254cm" fo:wrap-option="no-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3"><text:span text:style-name="T1">Módulo 2 “POO en JAVA” - Actividad Clase 4 </text:span><text:span text:style-name="T1"/></text:p>
      <text:p text:style-name="P10" loext:marker-style-name="T2"><text:span text:style-name="T2">Objetivo:</text:span><text:span text:style-name="T2"/></text:p>
      <text:p text:style-name="P10" loext:marker-style-name="T4"><text:span text:style-name="T4">Que el alumno aprenda a:</text:span><text:span text:style-name="T4"/></text:p>
      <text:p text:style-name="P10" loext:marker-style-name="T6"><text:span text:style-name="T6">*Inicializar objetos a partir de sus constructores. </text:span><text:span text:style-name="T6"/></text:p>
      <text:p text:style-name="P10" loext:marker-style-name="T6"><text:span text:style-name="T6">*Llamar a un Objeto desde otro Objeto (interacción entre objetos)</text:span><text:bookmark text:name="_GoBack"/><text:span text:style-name="T6"/></text:p>
      <text:p text:style-name="P10" loext:marker-style-name="T6"><text:span text:style-name="T6">*</text:span><text:span text:style-name="T4">Utilizar la cláusula “this”</text:span></text:p>
      <text:p text:style-name="P13" loext:marker-style-name="T5"/>
      <text:p text:style-name="P12" loext:marker-style-name="T7"><text:span text:style-name="T7">Las modificaciones planteadas en los ejercicios 1 y 2 deben realizarse sobre los archivos .java de las clases definidas en la Actividad 3.</text:span><text:span text:style-name="T7"/></text:p>
      <text:p text:style-name="P14" loext:marker-style-name="T5"/>
      <text:p text:style-name="P1" loext:marker-style-name="T14"><text:span text:style-name="T8">1-A– </text:span><text:span text:style-name="T10">Defina constructores para la clase Triángulo (definida en la Act. 3 - Parte 1): el </text:span><text:span text:style-name="T12">primer constructor</text:span><text:span text:style-name="T10"> debe recibir un valor para cada lado y para los colores de línea y relleno; el </text:span><text:span text:style-name="T12">segundo constructor</text:span><text:span text:style-name="T10"> no debe poseer parámetros ni código (constructor nulo). </text:span></text:p>
      <text:p text:style-name="P1" loext:marker-style-name="T11"><text:span text:style-name="T8"><text:s text:c="3"/>B-</text:span><text:span text:style-name="T11"> Realice un programa que instancie un triángulo mediante los distintos constructores.</text:span></text:p>
      <text:p text:style-name="P2" loext:marker-style-name="T11"><text:span text:style-name="T11"><text:tab/></text:span><text:span text:style-name="T11"/></text:p>
      <text:p text:style-name="P3" loext:marker-style-name="T11"/>
      <text:p text:style-name="P1" loext:marker-style-name="T10"><text:span text:style-name="T8">2-A– </text:span><text:span text:style-name="T10">Defina un constructor para la clase Entrenador (definida en la Act. 3 - Parte 1) que reciba los datos necesarios (nombre, sueldo básico, cantidad de campeonatos ganados). Además defina un constructor nulo. </text:span></text:p>
      <text:p text:style-name="P1" loext:marker-style-name="T11"><text:span text:style-name="T8"><text:s text:c="3"/>B-</text:span><text:span text:style-name="T11"> Realice un programa que instancie un </text:span><text:span text:style-name="T10">entrenador </text:span><text:span text:style-name="T11">mediante el primer constructor. </text:span></text:p>
      <text:p text:style-name="P15" loext:marker-style-name="T14"/>
      <text:p text:style-name="P15" loext:marker-style-name="T14"/>
      <text:p text:style-name="P11" loext:marker-style-name="T14"><text:span text:style-name="T15">3-A-</text:span><text:span text:style-name="T14"> Definir una clase para representar micros. Un micro se caracteriza por su patente, destino, hora salida, una cantidad de asientos fija (20) para los que debe registrar su estado (es decir si está o no ocupado) y cantidad de asientos ocupados. <text:s/>El micro puede ocuparse total o parcialmente.</text:span></text:p>
      <text:list text:style-name="WWNum8">
        <text:list-item>
          <text:p text:style-name="P7" loext:marker-style-name="T13"><text:span text:style-name="T13">Defina métodos getters/setters para patente, destino y hora de salida.</text:span><text:span text:style-name="T13"/></text:p>
        </text:list-item>
        <text:list-item>
          <text:p text:style-name="P7" loext:marker-style-name="T13"><text:span text:style-name="T13">Implemente un constructor que permita inicializar el micro creado con una patente, <text:s/>un destino y una hora de salida (recibidas como parámetro) y sin pasajeros. </text:span><text:span text:style-name="T13"/></text:p>
        </text:list-item>
        <text:list-item>
          <text:p text:style-name="P7" loext:marker-style-name="T13"><text:span text:style-name="T13">Implemente métodos para: </text:span><text:span text:style-name="T13"/></text:p>
        </text:list-item>
      </text:list>
      <text:list text:style-name="WWNum16">
        <text:list-item>
          <text:p text:style-name="P8" loext:marker-style-name="T13"><text:span text:style-name="T13">devolver la cantidad de asientos ocupados</text:span><text:span text:style-name="T13"/></text:p>
        </text:list-item>
        <text:list-item>
          <text:p text:style-name="P8" loext:marker-style-name="T13"><text:span text:style-name="T13">devolver si el micro está lleno</text:span><text:span text:style-name="T13"/></text:p>
        </text:list-item>
        <text:list-item>
          <text:p text:style-name="P8" loext:marker-style-name="T13"><text:span text:style-name="T13">validar un número de asiento recibido como parámetro</text:span><text:span text:style-name="T13"/></text:p>
        </text:list-item>
        <text:list-item>
          <text:p text:style-name="P8" loext:marker-style-name="T13"><text:span text:style-name="T13">devolver el estado de un nro. de asiento válido recibido como parámetro</text:span><text:span text:style-name="T13"/></text:p>
        </text:list-item>
        <text:list-item>
          <text:p text:style-name="P8" loext:marker-style-name="T13"><text:span text:style-name="T13">ocupar un nro. de asiento válido recibido como parámetro</text:span><text:span text:style-name="T13"/></text:p>
        </text:list-item>
        <text:list-item>
          <text:p text:style-name="P8" loext:marker-style-name="T13"><text:span text:style-name="T13">liberar un nro. de asiento válido recibido como parámetro</text:span><text:span text:style-name="T13"/></text:p>
        </text:list-item>
        <text:list-item>
          <text:p text:style-name="P8" loext:marker-style-name="T13"><text:span text:style-name="T13">devolver el nro. del primer asiento libre</text:span><text:span text:style-name="T13"/></text:p>
        </text:list-item>
      </text:list>
      <text:p text:style-name="P11" loext:marker-style-name="T14"><text:span text:style-name="T15">B- </text:span><text:span text:style-name="T14">Realice un programa ppal. que cree un micro con patente “ABC123”, destino “Mar del Plata” y hora de salida “5:00 am”. <text:s/></text:span></text:p>
      <text:p text:style-name="P11" loext:marker-style-name="T14"><text:span text:style-name="T14">Cargue pasajeros en el micro de la siguiente manera: Leer nros. de asientos desde teclado que corresponden a pedidos de personas. La lectura finaliza cuando se ingresa el nro. de asiento -1 o cuando se llenó el micro. Para cada nro. de asiento leído debe: validar el nro; en caso que esté libre, ocuparlo e informar a la persona el éxito de la operación; en caso que esté ocupado informar a la persona la situación y mostrar el nro. del primer asiento libre. <text:s/></text:span><text:span text:style-name="T14"/></text:p>
      <text:p text:style-name="P11" loext:marker-style-name="T14"><text:span text:style-name="T14">Al finalizar, informe la cantidad de asientos ocupados del micro. <text:s/></text:span><text:span text:style-name="T14"/></text:p>
      <text:p text:style-name="P16" loext:marker-style-name="T14"/>
      <text:p text:style-name="P16" loext:marker-style-name="T14"><text:soft-page-break/></text:p>
      <text:p text:style-name="P4" loext:marker-style-name="T9"/>
      <text:p text:style-name="P1" loext:marker-style-name="T10"><text:span text:style-name="T9">4-A- </text:span><text:span text:style-name="T10">Definir una clase para representar flotas de micros. Una flota se caracteriza por conocer a los micros que la componen (a lo sumo 15). </text:span></text:p>
      <text:list text:style-name="WWNum15">
        <text:list-item>
          <text:p text:style-name="P5" loext:marker-style-name="T10"><text:span text:style-name="T10">Defina un constructor para crear una flota vacía (sin micros)</text:span><text:span text:style-name="T10"/></text:p>
        </text:list-item>
      </text:list>
      <text:p text:style-name="Default" loext:marker-style-name="T9"><text:span text:style-name="T10">Implemente métodos para:</text:span><text:span text:style-name="T9"/></text:p>
      <text:list text:continue-numbering="true" text:style-name="WWNum15">
        <text:list-item>
          <text:p text:style-name="P5" loext:marker-style-name="T10"><text:span text:style-name="T10">devolver si la flota está completa (tiene 15 micros) o no.</text:span><text:span text:style-name="T10"/></text:p>
        </text:list-item>
        <text:list-item>
          <text:p text:style-name="P5" loext:marker-style-name="T10"><text:span text:style-name="T10">agregar a la flota un micro recibido como parámetro.</text:span><text:span text:style-name="T10"/></text:p>
        </text:list-item>
        <text:list-item>
          <text:p text:style-name="P5" loext:marker-style-name="T10"><text:span text:style-name="T10">eliminar de la flota el micro con patente igual a una recibida como parámetro.</text:span><text:span text:style-name="T10"/></text:p>
        </text:list-item>
        <text:list-item>
          <text:p text:style-name="P5" loext:marker-style-name="T10"><text:span text:style-name="T10">buscar en la flota un micro con patente igual a una recibida como parámetro y retornarlo (en caso de no existir dicho micro, retornar NULL). </text:span><text:span text:style-name="T10"/></text:p>
        </text:list-item>
        <text:list-item>
          <text:p text:style-name="P5" loext:marker-style-name="T10"><text:span text:style-name="T10">buscar en la flota un micro con destino igual a uno recibido como parámetro y retornarlo (en caso de no existir dicho micro, retornar NULL). </text:span><text:span text:style-name="T10"/></text:p>
        </text:list-item>
      </text:list>
      <text:p text:style-name="P6" loext:marker-style-name="T10"><draw:g text:anchor-type="as-char" draw:z-index="2" draw:name="Lienzo 35" draw:style-name="gr1"><draw:custom-shape draw:style-name="gr2" draw:text-style-name="P19" svg:width="13.036cm" svg:height="3.786cm" svg:x="0cm" svg:y="0cm"><text:p/><draw:enhanced-geometry draw:type="mso-spt75"/></draw:custom-shape><draw:g draw:name="5 Grupo" draw:style-name="gr3"><draw:frame draw:name="6 Rectángulo" draw:style-name="gr4" draw:text-style-name="P21" svg:width="5.725cm" svg:height="0.724cm" svg:x="0.238cm" svg:y="0.286cm"><draw:text-box><text:p text:style-name="P20"><text:span text:style-name="T17">Flota</text:span></text:p></draw:text-box></draw:frame><draw:frame draw:name="7 Rectángulo" draw:style-name="gr5" draw:text-style-name="P21" svg:width="5.725cm" svg:height="0.666cm" svg:x="0.242cm" svg:y="0.894cm"><draw:text-box><text:p text:style-name="P20"><text:span text:style-name="T18">micros, cantidadMicros</text:span></text:p></draw:text-box></draw:frame><draw:frame draw:name="8 Rectángulo" draw:style-name="gr6" draw:text-style-name="P22" svg:width="5.721cm" svg:height="1.997cm" svg:x="0.242cm" svg:y="1.549cm"><draw:text-box><text:p><text:span text:style-name="T19">boolean estaCompleta()</text:span></text:p><text:p><text:span text:style-name="T19">void agregarMicro(Micro m)</text:span></text:p><text:p><text:span text:style-name="T19">void eliminarMicro(String pat)</text:span></text:p><text:p><text:span text:style-name="T19">Micro buscarMicroPorPatente(String pat)</text:span></text:p><text:p><text:span text:style-name="T19">Micro buscarMicroPorDestino(String dest)</text:span></text:p><text:p><text:span text:style-name="T19"/></text:p></draw:text-box></draw:frame></draw:g><draw:custom-shape draw:name="10 Conector recto de flecha" draw:style-name="gr7" draw:text-style-name="P19" svg:width="1.842cm" svg:height="0cm" svg:x="6.11cm" svg:y="1.877cm"><text:p/><draw:enhanced-geometry svg:viewBox="0 0 21600 21600" draw:type="mso-spt32" draw:enhanced-path="M 0 0 L 21600 21600 N"/></draw:custom-shape><draw:frame draw:name="12 CuadroTexto" draw:style-name="gr8" draw:text-style-name="P24" svg:width="1.006cm" svg:height="0.731cm" svg:x="6.627cm" svg:y="1.109cm"><draw:text-box><text:p text:style-name="P23"><text:span text:style-name="T20">*</text:span></text:p></draw:text-box></draw:frame><draw:g draw:name="13 Grupo" draw:style-name="gr3"><draw:frame draw:name="14 Rectángulo" draw:style-name="gr9" draw:text-style-name="P21" svg:width="4.557cm" svg:height="0.622cm" svg:x="7.9cm" svg:y="0.266cm"><draw:text-box><text:p text:style-name="P20"><text:span text:style-name="T17">Micro</text:span></text:p></draw:text-box></draw:frame><draw:frame draw:name="15 Rectángulo" draw:style-name="gr10" draw:text-style-name="P22" svg:width="4.557cm" svg:height="1.213cm" svg:x="7.902cm" svg:y="0.79cm"><draw:text-box><text:p><text:span text:style-name="T18">patente, destino, horaSalida, asientos</text:span></text:p></draw:text-box></draw:frame><draw:frame draw:name="16 Rectángulo" draw:style-name="gr11" draw:text-style-name="P21" svg:width="4.553cm" svg:height="1.616cm" svg:x="7.904cm" svg:y="2.002cm"><draw:text-box><text:p text:style-name="P20"><text:span text:style-name="T19">String getPatente()</text:span></text:p><text:p text:style-name="P20"><text:span text:style-name="T19">void setPatente(String pat)</text:span></text:p><text:p text:style-name="P20"><text:span text:style-name="T19">…</text:span></text:p><text:p text:style-name="P20"><text:span text:style-name="T19"/></text:p></draw:text-box></draw:frame></draw:g><draw:frame draw:name="18 Rectángulo" draw:style-name="gr12" draw:text-style-name="P24" svg:width="1.172cm" svg:height="0.86cm" svg:x="6.135cm" svg:y="1.386cm"><draw:text-box><text:p text:style-name="P23"><text:span text:style-name="T21">micros</text:span></text:p></draw:text-box></draw:frame></draw:g></text:p>
      <text:p text:style-name="P17" loext:marker-style-name="T14"><text:span text:style-name="T15">B-</text:span><text:span text:style-name="T14"> Genere un programa que cree una flota vacía. Cargue micros (sin pasajeros) a la flota con información leída desde teclado (hasta que se ingresa la patente “ZZZ000” o hasta completar la flota). Luego lea una patente, busque si existe un micro con dicha patente y en ese caso elimínelo de la flota. Lea un destino e informe la patente del micro que va a dicho destino y su hora de sali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marker draw:name="msArrowOpenEnd_20_5_20_0" draw:display-name="msArrowOpenEnd 5 0" svg:viewBox="0 0 350 350" svg:d="M175 0l175 344-6 6-166-331v331h-7v-331l-166 331-5-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Times New Roman" fo:font-family="'Times New Roman'" style:font-family-generic="roman" style:font-pitch="variable" fo:font-size="12pt" fo:language="es" fo:country="AR"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F"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apple-converted-space" style:family="text" style:parent-style-name="Default_20_Paragraph_20_Font_20__28_WW_29_"/>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5.136cm"/>
        </style:list-level-properties>
        <style:text-properties style:font-name="Cambria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6.406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7.676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8.946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10.216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1.486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2.756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4.02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5.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Arial" style:font-style-name="Normal" style:font-family-generic="swiss"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Arial" style:font-style-name="Normal" style:font-family-generic="swiss"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Arial" style:font-style-name="Normal" style:font-family-generic="swiss"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text:style-name="ListLabel_20_74" loext:num-list-format="%2%." style:num-suffix="." style:num-format="I">
        <style:list-level-properties text:list-level-position-and-space-mode="label-alignment" fo:text-align="end">
          <style:list-level-label-alignment text:label-followed-by="listtab" fo:text-indent="-0.635cm" fo:margin-left="3.175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0"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fo:text-align="end">
          <style:list-level-label-alignment text:label-followed-by="listtab" fo:text-indent="-0.635cm" fo:margin-left="1.884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2" text:style-name="ListLabel_20_137" loext:num-list-format="%2%." style:num-suffix="." style:num-format="I">
        <style:list-level-properties text:list-level-position-and-space-mode="label-alignment" fo:text-align="end">
          <style:list-level-label-alignment text:label-followed-by="listtab" fo:text-indent="-0.635cm" fo:margin-left="3.175cm"/>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end" style:justify-single-word="false"/>
    </style:style>
    <style:style style:name="MT1" style:family="text">
      <style:text-properties style:font-name="Arial" fo:font-size="12pt" style:font-size-asian="12pt" style:font-name-complex="Arial2" style:font-size-complex="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n 1" text:anchor-type="char" svg:x="-2.947cm" svg:y="-1.249cm" svg:width="20.876cm" svg:height="2.649cm" draw:z-index="1"><draw:image xlink:href="Pictures/10000000000009B20000016B3CB73C4F47412142.png" xlink:type="simple" xlink:show="embed" xlink:actuate="onLoad" draw:mime-type="image/png"/></draw:frame><text:span text:style-name="MT1"><text:s/></text:span><text:span text:style-name="MT1"/></text:p>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Victoria Sanz</meta:initial-creator>
    <meta:editing-cycles>12</meta:editing-cycles>
    <meta:print-date>2017-09-13T11:48:00</meta:print-date>
    <meta:creation-date>2019-04-14T22:38:00</meta:creation-date>
    <dc:date>2023-09-28T15:26:52.363000000</dc:date>
    <meta:editing-duration>PT4H32M22S</meta:editing-duration>
    <meta:generator>LibreOffice/7.6.1.2$Windows_X86_64 LibreOffice_project/f5defcebd022c5bc36bbb79be232cb6926d8f674</meta:generator>
    <meta:document-statistic meta:table-count="0" meta:image-count="1" meta:object-count="0" meta:page-count="2" meta:paragraph-count="37" meta:word-count="629" meta:character-count="3685" meta:non-whitespace-character-count="3080"/>
    <meta:user-defined meta:name="AppVersion">16.0000</meta:user-defined>
    <meta:template xlink:type="simple" xlink:actuate="onRequest" xlink:title="Normal" xlink:href=""/>
  </office:meta>
</office:document-meta>
</file>